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color="#24292e" style:font-name="Courier New" fo:font-size="12pt" style:font-name-asian="Courier New1" style:font-size-asian="12pt" style:font-name-complex="Courier New1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fo:color="#24292e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keep-with-next="always"/>
    </style:style>
    <style:style style:name="P7" style:family="paragraph" style:parent-style-name="Standard">
      <style:paragraph-properties fo:margin-top="0in" fo:margin-bottom="0in" loext:contextual-spacing="false" fo:line-height="100%" fo:keep-with-next="always"/>
      <style:text-properties fo:color="#24292e" style:font-name="Courier New" fo:font-size="12pt" style:font-name-asian="Courier New1" style:font-size-asian="12pt" style:font-name-complex="Courier New1" style:font-size-complex="12pt"/>
    </style:style>
    <style:style style:name="P8" style:family="paragraph" style:parent-style-name="Standard">
      <style:paragraph-properties fo:margin-top="0in" fo:margin-bottom="0in" loext:contextual-spacing="false" fo:padding="0in" fo:border-left="none" fo:border-right="none" fo:border-top="none" fo:border-bottom="0.74pt solid #eaecef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0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24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16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31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34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26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Standard" style:list-style-name="WWNum32">
      <style:paragraph-properties fo:margin-left="0.5in" fo:margin-right="0in" fo:margin-top="0in" fo:margin-bottom="0in" loext:contextual-spacing="true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24" style:family="paragraph" style:parent-style-name="Standard" style:list-style-name="WWNum27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25" style:family="paragraph" style:parent-style-name="Standard" style:list-style-name="WWNum30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27" style:family="paragraph" style:parent-style-name="Standard" style:list-style-name="WWNum13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28" style:family="paragraph" style:parent-style-name="Standard" style:list-style-name="WWNum22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29" style:family="paragraph" style:parent-style-name="Standard" style:list-style-name="WWNum15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0" style:family="paragraph" style:parent-style-name="Standard" style:list-style-name="WWNum19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1" style:family="paragraph" style:parent-style-name="Standard" style:list-style-name="WWNum12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2" style:family="paragraph" style:parent-style-name="Standard" style:list-style-name="WWNum18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5" style:family="paragraph" style:parent-style-name="Standard" style:list-style-name="WWNum17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6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7" style:family="paragraph" style:parent-style-name="Standard" style:list-style-name="WWNum23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8" style:family="paragraph" style:parent-style-name="Standard" style:list-style-name="WWNum28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39" style:family="paragraph" style:parent-style-name="Standard" style:list-style-name="WWNum33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40" style:family="paragraph" style:parent-style-name="Standard" style:list-style-name="WWNum29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41" style:family="paragraph" style:parent-style-name="Standard" style:list-style-name="WWNum21">
      <style:paragraph-properties fo:margin-left="0.5in" fo:margin-right="0in" fo:margin-top="0in" fo:margin-bottom="0in" loext:contextual-spacing="true" fo:line-height="100%" fo:text-indent="-0.25in" style:auto-text-indent="false" fo:keep-with-next="always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 fo:keep-with-next="always"/>
    </style:style>
    <style:style style:name="P43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44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 fo:keep-with-next="always"/>
    </style:style>
    <style:style style:name="P45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keep-with-next="always"/>
    </style:style>
    <style:style style:name="P4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 fo:keep-with-next="always"/>
    </style:style>
    <style:style style:name="P48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 fo:keep-with-next="always"/>
    </style:style>
    <style:style style:name="P50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5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52" style:family="paragraph" style:parent-style-name="Standard" style:list-style-name="WWNum25">
      <style:paragraph-properties fo:margin-left="1in" fo:margin-right="0in" fo:margin-top="0in" fo:margin-bottom="0in" loext:contextual-spacing="true" fo:text-indent="-0.25in" style:auto-text-indent="false"/>
    </style:style>
    <style:style style:name="P53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5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5" style:family="paragraph" style:parent-style-name="Standard">
      <style:paragraph-properties fo:margin-left="1.5in" fo:margin-right="0in" fo:margin-top="0in" fo:margin-bottom="0in" loext:contextual-spacing="false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5" style:family="text">
      <style:text-properties style:font-name="Courier New" fo:font-size="12pt" style:text-underline-style="none" style:font-name-asian="Courier New1" style:font-size-asian="12pt" style:font-name-complex="Courier New1" style:font-size-complex="12pt"/>
    </style:style>
    <style:style style:name="T6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24292e"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fo:color="#24292e" style:font-name="Courier New" fo:font-size="12pt" style:text-underline-style="none" style:font-name-asian="Courier New1" style:font-size-asian="12pt" style:font-name-complex="Courier New1" style:font-size-complex="12pt"/>
    </style:style>
    <style:style style:name="T10" style:family="text">
      <style:text-properties fo:color="#24292e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11" style:family="text">
      <style:text-properties fo:color="#24292e" style:font-name="Courier New" fo:font-size="12pt" fo:font-style="italic" style:font-name-asian="Courier New1" style:font-size-asian="12pt" style:font-style-asian="italic" style:font-name-complex="Courier New1" style:font-size-complex="12pt"/>
    </style:style>
    <style:style style:name="T12" style:family="text">
      <style:text-properties fo:color="#24292e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13" style:family="text">
      <style:text-properties fo:color="#24292e" style:font-name="Calibri" fo:font-size="17pt" fo:font-weight="bold" style:font-name-asian="Calibri1" style:font-size-asian="17pt" style:font-weight-asian="bold" style:font-name-complex="Calibri1" style:font-size-complex="17pt"/>
    </style:style>
    <style:style style:name="T14" style:family="text">
      <style:text-properties fo:color="#1155cc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SSIGNMENT API DOCUMENTATION</text:span></text:p>
      <text:p text:style-name="P2"/>
      <text:p text:style-name="P1"><text:span text:style-name="T1">1</text:span><text:span text:style-name="T2">. </text:span><text:span text:style-name="T1">User Management</text:span></text:p>
      <text:p text:style-name="P1"><text:span text:style-name="T3">Description</text:span><text:span text:style-name="T1">:</text:span></text:p>
      <text:p text:style-name="P1"><text:span text:style-name="T2"><text:tab/></text:span><text:span text:style-name="T4">To Add/Delete/Get/Update an user</text:span><text:span text:style-name="T6">.</text:span></text:p>
      <text:p text:style-name="P1"><text:span text:style-name="T3">URL Path</text:span><text:span text:style-name="T7">:</text:span></text:p>
      <text:p text:style-name="P1"><text:span text:style-name="T7"><text:tab/></text:span><text:span text:style-name="T4">/api/user</text:span></text:p>
      <text:p text:style-name="P1"><text:span text:style-name="T3">Method: POST, GET, DELETE, PUT</text:span></text:p>
      <text:p text:style-name="P1"><text:span text:style-name="T3">URL Params: </text:span><text:span text:style-name="T4">To delete a user, ID of the user.</text:span></text:p>
      <text:p text:style-name="P1"><text:span text:style-name="T3">Body Params:</text:span></text:p>
      <text:list xml:id="list8262961387414537426" text:style-name="WWNum11">
        <text:list-item>
          <text:p text:style-name="P10"><text:span text:style-name="T4">Name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Name of the user.</text:span></text:p>
      <text:list xml:id="list8114248020255318767" text:style-name="WWNum20">
        <text:list-item>
          <text:p text:style-name="P11"><text:span text:style-name="T4">Mobile Number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Mobile number of the user.</text:span></text:p>
      <text:list xml:id="list4379572627629089154" text:style-name="WWNum24">
        <text:list-item>
          <text:p text:style-name="P12"><text:span text:style-name="T4">Address</text:span></text:p>
        </text:list-item>
      </text:list>
      <text:p text:style-name="P1"><text:span text:style-name="T4"><text:tab/><text:tab/></text:span><text:span text:style-name="T8">Type: String</text:span></text:p>
      <text:p text:style-name="P6"><text:soft-page-break/><text:span text:style-name="T8"><text:tab/><text:tab/>Required: Mandatory</text:span></text:p>
      <text:p text:style-name="P44"><text:span text:style-name="T8">Description: Address of the user.</text:span></text:p>
      <text:list xml:id="list233982116109513228" text:style-name="WWNum27">
        <text:list-item>
          <text:p text:style-name="P24"><text:span text:style-name="T8">Email Id</text:span></text:p>
        </text:list-item>
      </text:list>
      <text:p text:style-name="P6"><text:span text:style-name="T8"><text:tab/><text:tab/>Type: String</text:span></text:p>
      <text:p text:style-name="P6"><text:span text:style-name="T8"><text:tab/><text:tab/>Required: Mandatory</text:span></text:p>
      <text:p text:style-name="P44"><text:span text:style-name="T8">Description: Email id of the user.</text:span></text:p>
      <text:list xml:id="list7511237478890408189" text:style-name="WWNum30">
        <text:list-item>
          <text:p text:style-name="P25"><text:span text:style-name="T8">Password</text:span></text:p>
        </text:list-item>
      </text:list>
      <text:p text:style-name="P6"><text:span text:style-name="T8"><text:tab/><text:tab/>Type: String</text:span></text:p>
      <text:p text:style-name="P6"><text:span text:style-name="T8"><text:tab/><text:tab/>Required: Mandatory</text:span></text:p>
      <text:p text:style-name="P44"><text:span text:style-name="T8">Description: Password for user’s login.</text:span></text:p>
      <text:p text:style-name="P46"><text:span text:style-name="T10">Response Params:</text:span></text:p>
      <text:list xml:id="list4838837979050412304" text:style-name="WWNum5">
        <text:list-item>
          <text:p text:style-name="P26"><text:span text:style-name="T8">response</text:span></text:p>
        </text:list-item>
      </text:list>
      <text:p text:style-name="P6"><text:span text:style-name="T8"><text:tab/><text:tab/>Type: Boolean</text:span></text:p>
      <text:p text:style-name="P42"><text:span text:style-name="T8">Required: Mandatory</text:span></text:p>
      <text:p text:style-name="P44"><text:span text:style-name="T8">Description: True if the request is successful.</text:span></text:p>
      <text:list xml:id="list503431174736338496" text:style-name="WWNum13">
        <text:list-item>
          <text:p text:style-name="P27"><text:span text:style-name="T8">message</text:span></text:p>
        </text:list-item>
      </text:list>
      <text:p text:style-name="P6"><text:span text:style-name="T8"><text:tab/><text:tab/>Type: String</text:span></text:p>
      <text:p text:style-name="P42"><text:span text:style-name="T8">Required: Mandatory</text:span></text:p>
      <text:p text:style-name="P44"><text:span text:style-name="T8">Description: Message with respect to the action.</text:span></text:p>
      <text:list xml:id="list6901182485372645864" text:style-name="WWNum22">
        <text:list-item>
          <text:p text:style-name="P28"><text:span text:style-name="T8">data</text:span></text:p>
        </text:list-item>
      </text:list>
      <text:p text:style-name="P6"><text:span text:style-name="T8"><text:tab/><text:tab/>Type: Text</text:span></text:p>
      <text:p text:style-name="P44"><text:soft-page-break/><text:span text:style-name="T8">Required: Optional</text:span></text:p>
      <text:p text:style-name="P44"><text:span text:style-name="T8">Description: This field is applicable when the response is false. It gives the reason why the request failed.</text:span></text:p>
      <text:p text:style-name="P46"><text:span text:style-name="T10">Sample:</text:span></text:p>
      <text:list xml:id="list3973903785671477296" text:style-name="WWNum15">
        <text:list-item>
          <text:p text:style-name="P29"><text:span text:style-name="T8">Request:</text:span></text:p>
        </text:list-item>
      </text:list>
      <text:p text:style-name="P6"><text:span text:style-name="T8"><text:tab/>{</text:span></text:p>
      <text:p text:style-name="P6"><text:span text:style-name="T8"><text:tab/><text:tab/>“name”: “Akash Karmakar”,</text:span></text:p>
      <text:p text:style-name="P6"><text:span text:style-name="T8"><text:tab/><text:tab/>“mobile_number”: “7337673065”,</text:span></text:p>
      <text:p text:style-name="P6"><text:span text:style-name="T8"><text:tab/><text:tab/>“address”: “Bangalore”,</text:span></text:p>
      <text:p text:style-name="P6"><text:span text:style-name="T8"><text:tab/><text:tab/>“email_id”: “</text:span><text:a xlink:type="simple" xlink:href="mailto:karmakar.akash26@gmail.com" text:style-name="Internet_20_link" text:visited-style-name="Visited_20_Internet_20_Link"><text:span text:style-name="T14">karmakar.akash26@gmail.com</text:span></text:a><text:span text:style-name="T8">”,</text:span></text:p>
      <text:p text:style-name="P6"><text:span text:style-name="T8"><text:tab/><text:tab/>“password”: “1234”,</text:span></text:p>
      <text:p text:style-name="P6"><text:span text:style-name="T8"><text:tab/>}</text:span></text:p>
      <text:list xml:id="list8028171330604742828" text:style-name="WWNum19">
        <text:list-item>
          <text:p text:style-name="P30"><text:span text:style-name="T8">Success Response:</text:span></text:p>
        </text:list-item>
      </text:list>
      <text:p text:style-name="P6"><text:span text:style-name="T8"><text:tab/>{</text:span></text:p>
      <text:p text:style-name="P6"><text:span text:style-name="T8"><text:tab/><text:tab/>“response”: true,</text:span></text:p>
      <text:p text:style-name="P6"><text:span text:style-name="T8"><text:tab/><text:tab/>“message”: “User inserted successfully”</text:span></text:p>
      <text:p text:style-name="P6"><text:span text:style-name="T8"><text:tab/><text:tab/>“Data”: </text:span></text:p>
      <text:p text:style-name="P42"><text:span text:style-name="T8">[</text:span></text:p>
      <text:p text:style-name="P6"><text:span text:style-name="T8"><text:tab/><text:tab/><text:tab/>{</text:span></text:p>
      <text:p text:style-name="P6"><text:span text:style-name="T8"><text:tab/><text:tab/><text:tab/><text:tab/>“id”: 1,</text:span></text:p>
      <text:p text:style-name="P6"><text:span text:style-name="T8"><text:tab/><text:tab/><text:tab/><text:tab/>“name”: “Akash Karmakar”</text:span></text:p>
      <text:p text:style-name="P6"><text:span text:style-name="T8"><text:tab/><text:tab/><text:tab/><text:tab/>“mobile_number”: “7337673065”,</text:span></text:p>
      <text:p text:style-name="P6"><text:soft-page-break/><text:span text:style-name="T8"><text:tab/><text:tab/><text:tab/><text:tab/>“address”: “Bangalore”,</text:span></text:p>
      <text:p text:style-name="P6"><text:span text:style-name="T8"><text:tab/><text:tab/><text:tab/><text:tab/>“email_id”: “</text:span><text:a xlink:type="simple" xlink:href="mailto:karmakar.akash26@gmail.com" text:style-name="Internet_20_link" text:visited-style-name="Visited_20_Internet_20_Link"><text:span text:style-name="T14">karmakar.akash26@gmail.com</text:span></text:a><text:span text:style-name="T8">”</text:span></text:p>
      <text:p text:style-name="P47"><text:span text:style-name="T8">}</text:span></text:p>
      <text:p text:style-name="P42"><text:span text:style-name="T8">]</text:span></text:p>
      <text:p text:style-name="P6"><text:span text:style-name="T8"><text:tab/>}</text:span></text:p>
      <text:list xml:id="list4988399024948972375" text:style-name="WWNum12">
        <text:list-item>
          <text:p text:style-name="P31"><text:span text:style-name="T8">Failed Response:</text:span></text:p>
        </text:list-item>
      </text:list>
      <text:p text:style-name="P6"><text:span text:style-name="T8"><text:tab/>{</text:span></text:p>
      <text:p text:style-name="P6"><text:span text:style-name="T8"><text:tab/><text:tab/>“response”: false,</text:span></text:p>
      <text:p text:style-name="P6"><text:span text:style-name="T8"><text:tab/><text:tab/>“message”: “User already exists”</text:span></text:p>
      <text:p text:style-name="P6"><text:span text:style-name="T8"><text:tab/><text:tab/>“Data”: []</text:span></text:p>
      <text:p text:style-name="P6"><text:span text:style-name="T8"><text:tab/>}</text:span></text:p>
      <text:p text:style-name="P7"/>
      <text:p text:style-name="P7"/>
      <text:p text:style-name="P1"><text:span text:style-name="T1">2</text:span><text:span text:style-name="T2">. </text:span><text:span text:style-name="T1">Admin Management</text:span></text:p>
      <text:p text:style-name="P1"><text:span text:style-name="T3">Description</text:span><text:span text:style-name="T1">:</text:span></text:p>
      <text:p text:style-name="P1"><text:span text:style-name="T2"><text:tab/></text:span><text:span text:style-name="T4">To Add/Delete/Get/Update an admin.</text:span></text:p>
      <text:p text:style-name="P1"><text:span text:style-name="T3">URL Path</text:span><text:span text:style-name="T7">:</text:span></text:p>
      <text:p text:style-name="P1"><text:span text:style-name="T7"><text:tab/></text:span><text:span text:style-name="T4">/api/admin</text:span></text:p>
      <text:p text:style-name="P1"><text:span text:style-name="T3">Method: POST, GET, DELETE, PUT</text:span></text:p>
      <text:p text:style-name="P1"><text:span text:style-name="T3">URL Params: </text:span><text:span text:style-name="T4">To delete a admin, ID of the admin.</text:span></text:p>
      <text:p text:style-name="P1"><text:span text:style-name="T3">Body Params:</text:span></text:p>
      <text:list xml:id="list45619372668557" text:continue-list="list8262961387414537426" text:style-name="WWNum11">
        <text:list-item>
          <text:p text:style-name="P10"><text:soft-page-break/><text:span text:style-name="T4">Name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Name of the admin.</text:span></text:p>
      <text:list xml:id="list45618147420173" text:continue-list="list8114248020255318767" text:style-name="WWNum20">
        <text:list-item>
          <text:p text:style-name="P11"><text:span text:style-name="T4">Mobile Number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Mobile number of the admin.</text:span></text:p>
      <text:list xml:id="list45617902257203" text:continue-list="list4379572627629089154" text:style-name="WWNum24">
        <text:list-item>
          <text:p text:style-name="P12"><text:span text:style-name="T4">Address</text:span></text:p>
        </text:list-item>
      </text:list>
      <text:p text:style-name="P1"><text:span text:style-name="T4"><text:tab/><text:tab/></text:span><text:span text:style-name="T8">Type: String</text:span></text:p>
      <text:p text:style-name="P6"><text:span text:style-name="T8"><text:tab/>Required: Mandatory</text:span></text:p>
      <text:p text:style-name="P44"><text:span text:style-name="T8">Description: Address of the admin.</text:span></text:p>
      <text:list xml:id="list45619677410042" text:continue-list="list233982116109513228" text:style-name="WWNum27">
        <text:list-item>
          <text:p text:style-name="P24"><text:span text:style-name="T8">Email Id</text:span></text:p>
        </text:list-item>
      </text:list>
      <text:p text:style-name="P6"><text:span text:style-name="T8"><text:tab/><text:tab/>Type: String</text:span></text:p>
      <text:p text:style-name="P6"><text:span text:style-name="T8"><text:tab/><text:tab/>Required: Mandatory</text:span></text:p>
      <text:p text:style-name="P44"><text:span text:style-name="T8">Description: Email id of the admin.</text:span></text:p>
      <text:list xml:id="list45618967940592" text:continue-list="list7511237478890408189" text:style-name="WWNum30">
        <text:list-item>
          <text:p text:style-name="P25"><text:span text:style-name="T8">Password</text:span></text:p>
        </text:list-item>
      </text:list>
      <text:p text:style-name="P6"><text:span text:style-name="T8"><text:tab/><text:tab/>Type: String</text:span></text:p>
      <text:p text:style-name="P6"><text:span text:style-name="T8"><text:tab/><text:tab/>Required: Mandatory</text:span></text:p>
      <text:p text:style-name="P44"><text:span text:style-name="T8">Description: Password for admin’s login.</text:span></text:p>
      <text:p text:style-name="P6"><text:span text:style-name="T10">Response Params:</text:span></text:p>
      <text:list xml:id="list45619248772912" text:continue-list="list4838837979050412304" text:style-name="WWNum5">
        <text:list-item>
          <text:p text:style-name="P26"><text:soft-page-break/><text:span text:style-name="T8">response</text:span></text:p>
        </text:list-item>
      </text:list>
      <text:p text:style-name="P6"><text:span text:style-name="T8"><text:tab/><text:tab/>Type: Boolean</text:span></text:p>
      <text:p text:style-name="P42"><text:span text:style-name="T8">Required: Mandatory</text:span></text:p>
      <text:p text:style-name="P44"><text:span text:style-name="T8">Description: True if the request is successful.</text:span></text:p>
      <text:list xml:id="list45617989148694" text:continue-list="list503431174736338496" text:style-name="WWNum13">
        <text:list-item>
          <text:p text:style-name="P27"><text:span text:style-name="T8">message</text:span></text:p>
        </text:list-item>
      </text:list>
      <text:p text:style-name="P6"><text:span text:style-name="T8"><text:tab/><text:tab/>Type: String</text:span></text:p>
      <text:p text:style-name="P42"><text:span text:style-name="T8">Required: Mandatory</text:span></text:p>
      <text:p text:style-name="P44"><text:span text:style-name="T8">Description: Message with respect to the action.</text:span></text:p>
      <text:list xml:id="list45618821708039" text:continue-list="list6901182485372645864" text:style-name="WWNum22">
        <text:list-item>
          <text:p text:style-name="P28"><text:span text:style-name="T8">data</text:span></text:p>
        </text:list-item>
      </text:list>
      <text:p text:style-name="P6"><text:span text:style-name="T8"><text:tab/><text:tab/>Type: Text</text:span></text:p>
      <text:p text:style-name="P44"><text:span text:style-name="T8">Required: Optional</text:span></text:p>
      <text:p text:style-name="P44"><text:span text:style-name="T8">Description: This field is applicable when the response is false. It gives the reason why the request failed.</text:span></text:p>
      <text:p text:style-name="P6"><text:span text:style-name="T10">Sample:</text:span></text:p>
      <text:list xml:id="list45618627088105" text:continue-list="list3973903785671477296" text:style-name="WWNum15">
        <text:list-item>
          <text:p text:style-name="P29"><text:span text:style-name="T8">Request:</text:span></text:p>
        </text:list-item>
      </text:list>
      <text:p text:style-name="P6"><text:span text:style-name="T8"><text:tab/>{</text:span></text:p>
      <text:p text:style-name="P6"><text:span text:style-name="T8"><text:tab/><text:tab/>“name”: “Akash Karmakar”,</text:span></text:p>
      <text:p text:style-name="P6"><text:span text:style-name="T8"><text:tab/><text:tab/>“mobile_number”: “7337673065”,</text:span></text:p>
      <text:p text:style-name="P6"><text:span text:style-name="T8"><text:tab/><text:tab/>“address”: “Bangalore”,</text:span></text:p>
      <text:p text:style-name="P6"><text:span text:style-name="T8"><text:tab/><text:tab/>“email_id”: “</text:span><text:a xlink:type="simple" xlink:href="mailto:karmakar.akash26@gmail.com" text:style-name="Internet_20_link" text:visited-style-name="Visited_20_Internet_20_Link"><text:span text:style-name="T14">karmakar.akash26@gmail.com</text:span></text:a><text:span text:style-name="T8">”,</text:span></text:p>
      <text:p text:style-name="P6"><text:span text:style-name="T8"><text:tab/><text:tab/>“password”: “1234”,</text:span></text:p>
      <text:p text:style-name="P6"><text:span text:style-name="T8"><text:tab/>}</text:span></text:p>
      <text:list xml:id="list45619090128214" text:continue-list="list8028171330604742828" text:style-name="WWNum19">
        <text:list-item>
          <text:p text:style-name="P30"><text:soft-page-break/><text:span text:style-name="T8">Success Response:</text:span></text:p>
        </text:list-item>
      </text:list>
      <text:p text:style-name="P6"><text:span text:style-name="T8"><text:tab/>{</text:span></text:p>
      <text:p text:style-name="P6"><text:span text:style-name="T8"><text:tab/><text:tab/>“response”: true,</text:span></text:p>
      <text:p text:style-name="P6"><text:span text:style-name="T8"><text:tab/><text:tab/>“message”: “Admin inserted successfully”</text:span></text:p>
      <text:p text:style-name="P6"><text:span text:style-name="T8"><text:tab/><text:tab/>“Data”: </text:span></text:p>
      <text:p text:style-name="P42"><text:span text:style-name="T8">[</text:span></text:p>
      <text:p text:style-name="P6"><text:span text:style-name="T8"><text:tab/><text:tab/><text:tab/>{</text:span></text:p>
      <text:p text:style-name="P6"><text:span text:style-name="T8"><text:tab/><text:tab/><text:tab/><text:tab/>“id”: 1,</text:span></text:p>
      <text:p text:style-name="P6"><text:span text:style-name="T8"><text:tab/><text:tab/><text:tab/><text:tab/>“name”: “Akash Karmakar”</text:span></text:p>
      <text:p text:style-name="P6"><text:span text:style-name="T8"><text:tab/><text:tab/><text:tab/><text:tab/>“mobile_number”: “7337673065”,</text:span></text:p>
      <text:p text:style-name="P6"><text:span text:style-name="T8"><text:tab/><text:tab/><text:tab/><text:tab/>“address”: “Bangalore”,</text:span></text:p>
      <text:p text:style-name="P6"><text:span text:style-name="T8"><text:tab/><text:tab/><text:tab/>“email_id”: “</text:span><text:a xlink:type="simple" xlink:href="mailto:karmakar.akash26@gmail.com" text:style-name="Internet_20_link" text:visited-style-name="Visited_20_Internet_20_Link"><text:span text:style-name="T14">karmakar.akash26@gmail.com</text:span></text:a><text:span text:style-name="T8">”</text:span></text:p>
      <text:p text:style-name="P47"><text:span text:style-name="T8">}</text:span></text:p>
      <text:p text:style-name="P42"><text:span text:style-name="T8">]</text:span></text:p>
      <text:p text:style-name="P6"><text:span text:style-name="T8"><text:tab/>}</text:span></text:p>
      <text:list xml:id="list45619072960720" text:continue-list="list4988399024948972375" text:style-name="WWNum12">
        <text:list-item>
          <text:p text:style-name="P31"><text:span text:style-name="T8">Failed Response:</text:span></text:p>
        </text:list-item>
      </text:list>
      <text:p text:style-name="P6"><text:span text:style-name="T8"><text:tab/>{</text:span></text:p>
      <text:p text:style-name="P6"><text:span text:style-name="T8"><text:tab/><text:tab/>“response”: false,</text:span></text:p>
      <text:p text:style-name="P6"><text:span text:style-name="T8"><text:tab/><text:tab/>“message”: “Admin already exists”</text:span></text:p>
      <text:p text:style-name="P6"><text:span text:style-name="T8"><text:tab/><text:tab/>“Data”: []</text:span></text:p>
      <text:p text:style-name="P6"><text:span text:style-name="T8"><text:tab/>}</text:span></text:p>
      <text:p text:style-name="P7"><text:soft-page-break/></text:p>
      <text:p text:style-name="P6"><text:span text:style-name="T12">3. Movie Management</text:span></text:p>
      <text:p text:style-name="P1"><text:span text:style-name="T3">Description</text:span><text:span text:style-name="T1">:</text:span></text:p>
      <text:p text:style-name="P1"><text:span text:style-name="T2"><text:tab/></text:span><text:span text:style-name="T4">To Add/Delete/Update a movie detail.</text:span></text:p>
      <text:p text:style-name="P1"><text:span text:style-name="T3">URL Path</text:span><text:span text:style-name="T7">:</text:span></text:p>
      <text:p text:style-name="P1"><text:span text:style-name="T7"><text:tab/></text:span><text:span text:style-name="T4">/api/movies</text:span></text:p>
      <text:p text:style-name="P1"><text:span text:style-name="T3">Method: POST, DELETE, PUT</text:span></text:p>
      <text:p text:style-name="P1"><text:span text:style-name="T3">URL Params: </text:span><text:span text:style-name="T4">To delete a movie, ID of the movie.</text:span></text:p>
      <text:p text:style-name="P1"><text:span text:style-name="T3">Body Params:</text:span></text:p>
      <text:list xml:id="list45619466550370" text:continue-list="list45619372668557" text:style-name="WWNum11">
        <text:list-item>
          <text:p text:style-name="P10"><text:span text:style-name="T4">Movie name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Name of the movie.</text:span></text:p>
      <text:list xml:id="list45617839056891" text:continue-list="list45618147420173" text:style-name="WWNum20">
        <text:list-item>
          <text:p text:style-name="P11"><text:span text:style-name="T4">Director</text:span></text:p>
        </text:list-item>
      </text:list>
      <text:p text:style-name="P42"><text:span text:style-name="T8">Type: String</text:span></text:p>
      <text:p text:style-name="P6"><text:span text:style-name="T8"><text:tab/><text:tab/>Required: Mandatory</text:span></text:p>
      <text:p text:style-name="P43"><text:span text:style-name="T8">Description: Director of the movie.</text:span></text:p>
      <text:list xml:id="list45619264898061" text:continue-list="list45617902257203" text:style-name="WWNum24">
        <text:list-item>
          <text:p text:style-name="P12"><text:span text:style-name="T4">Popularity</text:span></text:p>
        </text:list-item>
      </text:list>
      <text:p text:style-name="P1"><text:span text:style-name="T4"><text:tab/><text:tab/></text:span><text:span text:style-name="T8">Type: Float</text:span></text:p>
      <text:p text:style-name="P1"><text:span text:style-name="T8"><text:tab/><text:tab/>Required: Mandatory</text:span></text:p>
      <text:p text:style-name="P1"><text:span text:style-name="T8"><text:tab/><text:tab/>Description: Popularity of the movie.</text:span></text:p>
      <text:list xml:id="list7822589240632176515" text:style-name="WWNum16">
        <text:list-item>
          <text:p text:style-name="P13"><text:soft-page-break/><text:span text:style-name="T8">Genre</text:span></text:p>
        </text:list-item>
      </text:list>
      <text:p text:style-name="P1"><text:span text:style-name="T8"><text:tab/><text:tab/>Type: Array</text:span></text:p>
      <text:p text:style-name="P1"><text:span text:style-name="T8"><text:tab/><text:tab/>Required: Mandatory</text:span></text:p>
      <text:p text:style-name="P1"><text:span text:style-name="T8"><text:tab/><text:tab/>Description: Array of the movie type.</text:span></text:p>
      <text:list xml:id="list2280921861730180471" text:style-name="WWNum31">
        <text:list-item>
          <text:p text:style-name="P14"><text:span text:style-name="T8">Imdb score</text:span></text:p>
        </text:list-item>
      </text:list>
      <text:p text:style-name="P1"><text:span text:style-name="T8"><text:tab/><text:tab/>Type: Float</text:span></text:p>
      <text:p text:style-name="P1"><text:span text:style-name="T8"><text:tab/><text:tab/>Required: Mandatory</text:span></text:p>
      <text:p text:style-name="P1"><text:span text:style-name="T8"><text:tab/><text:tab/>Description: Movie Rating.</text:span></text:p>
      <text:list xml:id="list7497496157529651693" text:style-name="WWNum3">
        <text:list-item>
          <text:p text:style-name="P15"><text:span text:style-name="T8">Released</text:span></text:p>
        </text:list-item>
      </text:list>
      <text:p text:style-name="P1"><text:span text:style-name="T8"><text:tab/><text:tab/>Type: String</text:span></text:p>
      <text:p text:style-name="P1"><text:span text:style-name="T8"><text:tab/><text:tab/>Required: Mandatory</text:span></text:p>
      <text:p text:style-name="P1"><text:span text:style-name="T8"><text:tab/><text:tab/>Description: Release year of the movie.</text:span></text:p>
      <text:list xml:id="list6676940014522159374" text:style-name="WWNum7">
        <text:list-item>
          <text:p text:style-name="P16"><text:span text:style-name="T8">Region</text:span></text:p>
        </text:list-item>
      </text:list>
      <text:p text:style-name="P1"><text:span text:style-name="T8"><text:tab/><text:tab/>Type: String</text:span></text:p>
      <text:p text:style-name="P1"><text:span text:style-name="T8"><text:tab/><text:tab/>Required: Mandatory</text:span></text:p>
      <text:p text:style-name="P1"><text:span text:style-name="T8"><text:tab/><text:tab/>Description: Region of the movie</text:span></text:p>
      <text:p text:style-name="P1"><text:span text:style-name="T10">Response Params:</text:span></text:p>
      <text:list xml:id="list3807471948696274315" text:style-name="WWNum18">
        <text:list-item>
          <text:p text:style-name="P32"><text:span text:style-name="T8">resp_code<text:tab/></text:span></text:p>
        </text:list-item>
      </text:list>
      <text:p text:style-name="P42"><text:span text:style-name="T8">Type: Boolean</text:span></text:p>
      <text:p text:style-name="P42"><text:span text:style-name="T8">Required: Mandatory</text:span></text:p>
      <text:p text:style-name="P44"><text:span text:style-name="T8">Description: True if the request is successful.</text:span></text:p>
      <text:list xml:id="list2640380415212608210" text:style-name="WWNum1">
        <text:list-item>
          <text:p text:style-name="P33"><text:soft-page-break/><text:span text:style-name="T8">data:</text:span></text:p>
        </text:list-item>
      </text:list>
      <text:p text:style-name="P42"><text:span text:style-name="T8">Type: Text</text:span></text:p>
      <text:p text:style-name="P44"><text:span text:style-name="T8">Required: Optional</text:span></text:p>
      <text:p text:style-name="P44"><text:span text:style-name="T8">Description: This field is applicable when the resp_code is false. It gives the reason why the request failed.</text:span></text:p>
      <text:p text:style-name="P6"><text:span text:style-name="T10">Sample:</text:span></text:p>
      <text:list xml:id="list7367450859477934957" text:style-name="WWNum2">
        <text:list-item>
          <text:p text:style-name="P34"><text:span text:style-name="T8">Request:</text:span></text:p>
        </text:list-item>
      </text:list>
      <text:p text:style-name="P6"><text:span text:style-name="T8"><text:tab/>{</text:span></text:p>
      <text:p text:style-name="P6"><text:span text:style-name="T8"><text:tab/><text:tab/>“movie_name”: “Star Wars”,</text:span></text:p>
      <text:p text:style-name="P6"><text:span text:style-name="T8"><text:tab/><text:tab/>“director”: “George Lucas”,</text:span></text:p>
      <text:p text:style-name="P6"><text:span text:style-name="T8"><text:tab/><text:tab/>“Popularity”: 93.0,</text:span></text:p>
      <text:p text:style-name="P6"><text:span text:style-name="T8"><text:tab/><text:tab/>“genre”: [</text:span></text:p>
      <text:p text:style-name="P6"><text:span text:style-name="T8"><text:tab/><text:tab/><text:tab/>“Action”,</text:span></text:p>
      <text:p text:style-name="P6"><text:span text:style-name="T8"><text:tab/><text:tab/><text:tab/>“Drama”,</text:span></text:p>
      <text:p text:style-name="P6"><text:span text:style-name="T8"><text:tab/><text:tab/><text:tab/>“Sci-Fi”</text:span></text:p>
      <text:p text:style-name="P6"><text:span text:style-name="T8"><text:tab/><text:tab/>],</text:span></text:p>
      <text:p text:style-name="P6"><text:span text:style-name="T8"><text:tab/><text:tab/>“imdb_score”: 8.7,</text:span></text:p>
      <text:p text:style-name="P6"><text:span text:style-name="T8"><text:tab/><text:tab/>“released”: “2017”,</text:span></text:p>
      <text:p text:style-name="P6"><text:span text:style-name="T8"><text:tab/><text:tab/>“region”: “Hollywood”</text:span></text:p>
      <text:p text:style-name="P6"><text:span text:style-name="T8"><text:tab/>}</text:span></text:p>
      <text:list xml:id="list8921940490410628148" text:style-name="WWNum17">
        <text:list-item>
          <text:p text:style-name="P35"><text:span text:style-name="T8">Success Response:</text:span></text:p>
        </text:list-item>
      </text:list>
      <text:p text:style-name="P6"><text:span text:style-name="T11"><text:tab/></text:span><text:span text:style-name="T8">{</text:span></text:p>
      <text:p text:style-name="P6"><text:soft-page-break/><text:span text:style-name="T8"><text:tab/><text:tab/>"resp_code": true,</text:span></text:p>
      <text:p text:style-name="P6"><text:span text:style-name="T8"><text:tab/><text:tab/>“message”: “Movie inserted Successfully”</text:span></text:p>
      <text:p text:style-name="P6"><text:span text:style-name="T8"><text:tab/><text:tab/>“data”: []</text:span></text:p>
      <text:p text:style-name="P49"><text:span text:style-name="T8">}</text:span></text:p>
      <text:list xml:id="list903356110273022106" text:style-name="WWNum9">
        <text:list-item>
          <text:p text:style-name="P36"><text:span text:style-name="T8">Failed Response:</text:span></text:p>
        </text:list-item>
      </text:list>
      <text:p text:style-name="P6"><text:span text:style-name="T11"><text:tab/></text:span><text:span text:style-name="T8">{</text:span></text:p>
      <text:p text:style-name="P6"><text:span text:style-name="T8"><text:tab/><text:tab/>"resp_code": false,</text:span></text:p>
      <text:p text:style-name="P6"><text:span text:style-name="T8"><text:tab/><text:tab/>“message”: “Movie insertion failed”</text:span></text:p>
      <text:p text:style-name="P6"><text:span text:style-name="T8"><text:tab/><text:tab/>“data”: []</text:span></text:p>
      <text:p text:style-name="P6"><text:span text:style-name="T8"><text:tab/>}</text:span></text:p>
      <text:p text:style-name="P7"/>
      <text:p text:style-name="P6"><text:span text:style-name="T12">4. Movie Details Management</text:span></text:p>
      <text:p text:style-name="P1"><text:span text:style-name="T3">Description</text:span><text:span text:style-name="T1">:</text:span></text:p>
      <text:p text:style-name="P1"><text:span text:style-name="T2"><text:tab/></text:span><text:span text:style-name="T4">To show movie details.</text:span></text:p>
      <text:p text:style-name="P1"><text:span text:style-name="T3">URL Path</text:span><text:span text:style-name="T7">:</text:span></text:p>
      <text:p text:style-name="P1"><text:span text:style-name="T7"><text:tab/></text:span><text:span text:style-name="T4">/api/movie_list</text:span></text:p>
      <text:p text:style-name="P1"><text:span text:style-name="T3">Method: GET</text:span></text:p>
      <text:p text:style-name="P1"><text:span text:style-name="T3">URL Params: </text:span><text:span text:style-name="T4">movie/released/director/rating/region/None</text:span></text:p>
      <text:p text:style-name="P1"><text:span text:style-name="T3">Body Params: </text:span><text:span text:style-name="T4">None</text:span></text:p>
      <text:p text:style-name="P1"><text:span text:style-name="T3">Response Params:</text:span></text:p>
      <text:list xml:id="list5272208449203699039" text:style-name="WWNum23">
        <text:list-item>
          <text:p text:style-name="P37"><text:span text:style-name="T8">response</text:span></text:p>
        </text:list-item>
      </text:list>
      <text:p text:style-name="P6"><text:soft-page-break/><text:span text:style-name="T8"><text:tab/><text:tab/>Type: Boolean</text:span></text:p>
      <text:p text:style-name="P6"><text:span text:style-name="T8"><text:tab/><text:tab/>Required: Mandatory</text:span></text:p>
      <text:p text:style-name="P6"><text:span text:style-name="T8"><text:tab/><text:tab/>Description: true if the result is successful.</text:span></text:p>
      <text:list xml:id="list2331685030700982300" text:style-name="WWNum28">
        <text:list-item>
          <text:p text:style-name="P38"><text:span text:style-name="T8">message</text:span></text:p>
        </text:list-item>
      </text:list>
      <text:p text:style-name="P6"><text:span text:style-name="T8"><text:tab/><text:tab/>Type: String</text:span></text:p>
      <text:p text:style-name="P6"><text:span text:style-name="T8"><text:tab/><text:tab/>Required: Mandatory</text:span></text:p>
      <text:p text:style-name="P6"><text:span text:style-name="T8"><text:tab/><text:tab/>Description: Message with respect to the action.</text:span></text:p>
      <text:list xml:id="list6119539198272953667" text:style-name="WWNum33">
        <text:list-item>
          <text:p text:style-name="P39"><text:span text:style-name="T8">data</text:span></text:p>
        </text:list-item>
      </text:list>
      <text:p text:style-name="P6"><text:span text:style-name="T8"><text:tab/><text:tab/>Type: Text</text:span></text:p>
      <text:p text:style-name="P6"><text:span text:style-name="T8"><text:tab/><text:tab/>Required: Optional</text:span></text:p>
      <text:p text:style-name="P44"><text:span text:style-name="T8">Description: This field is applicable when the response is false. It gives the reason why the request failed.</text:span></text:p>
      <text:p text:style-name="P6"><text:span text:style-name="T10">Sample:</text:span></text:p>
      <text:list xml:id="list5048712255106316312" text:style-name="WWNum29">
        <text:list-item>
          <text:p text:style-name="P40"><text:span text:style-name="T8">Request: None</text:span></text:p>
        </text:list-item>
        <text:list-item>
          <text:p text:style-name="P40"><text:span text:style-name="T8">Success Response:</text:span></text:p>
        </text:list-item>
      </text:list>
      <text:p text:style-name="P6"><text:span text:style-name="T8"><text:tab/><text:tab/>“response”: true,</text:span></text:p>
      <text:p text:style-name="P6"><text:span text:style-name="T8"><text:tab/><text:tab/>“message”: “”,</text:span></text:p>
      <text:p text:style-name="P6"><text:span text:style-name="T8"><text:tab/><text:tab/>“data”: [</text:span></text:p>
      <text:p text:style-name="P6"><text:span text:style-name="T8"><text:tab/><text:tab/><text:tab/>{</text:span></text:p>
      <text:p text:style-name="P6"><text:span text:style-name="T8"><text:tab/><text:tab/><text:tab/><text:tab/>“movie_name”: “Star Wars”,</text:span></text:p>
      <text:p text:style-name="P6"><text:span text:style-name="T8"><text:tab/><text:tab/><text:tab/><text:tab/>“director”: “George Lucas”,</text:span></text:p>
      <text:p text:style-name="P6"><text:span text:style-name="T8"><text:tab/><text:tab/><text:tab/><text:tab/>“popularity”: 93.0,</text:span></text:p>
      <text:p text:style-name="P6"><text:soft-page-break/><text:span text:style-name="T8"><text:tab/><text:tab/><text:tab/><text:tab/>“genre”: [</text:span></text:p>
      <text:p text:style-name="P6"><text:span text:style-name="T8"><text:tab/><text:tab/><text:tab/><text:tab/><text:tab/>“Action”,</text:span></text:p>
      <text:p text:style-name="P6"><text:span text:style-name="T8"><text:tab/><text:tab/><text:tab/><text:tab/><text:tab/>“Fantasy”,</text:span></text:p>
      <text:p text:style-name="P6"><text:span text:style-name="T8"><text:tab/><text:tab/><text:tab/><text:tab/><text:tab/>“Sci-Fi”</text:span></text:p>
      <text:p text:style-name="P6"><text:span text:style-name="T8"><text:tab/><text:tab/><text:tab/><text:tab/>],</text:span></text:p>
      <text:p text:style-name="P6"><text:span text:style-name="T8"><text:tab/><text:tab/><text:tab/><text:tab/>“imdb_score”: 9.1,</text:span></text:p>
      <text:p text:style-name="P6"><text:span text:style-name="T8"><text:tab/><text:tab/><text:tab/><text:tab/>“released_on”: “2017”,</text:span></text:p>
      <text:p text:style-name="P6"><text:span text:style-name="T8"><text:tab/><text:tab/><text:tab/><text:tab/>“region”: “Hollywood”</text:span></text:p>
      <text:p text:style-name="P6"><text:span text:style-name="T8"><text:tab/><text:tab/><text:tab/>}</text:span></text:p>
      <text:p text:style-name="P6"><text:span text:style-name="T8"><text:tab/><text:tab/>]</text:span></text:p>
      <text:list xml:id="list3915777179135179172" text:style-name="WWNum21">
        <text:list-item>
          <text:p text:style-name="P41"><text:span text:style-name="T8">Failed Response:</text:span></text:p>
        </text:list-item>
      </text:list>
      <text:p text:style-name="P6"><text:span text:style-name="T8"><text:tab/><text:tab/>“response”: false,</text:span></text:p>
      <text:p text:style-name="P6"><text:span text:style-name="T8"><text:tab/><text:tab/>“Message”: “No data available”,</text:span></text:p>
      <text:p text:style-name="P6"><text:span text:style-name="T8"><text:tab/><text:tab/>“data”: []</text:span></text:p>
      <text:p text:style-name="P7"/>
      <text:p text:style-name="P8"><text:span text:style-name="T13">5. Login Management</text:span></text:p>
      <text:p text:style-name="P1"><text:span text:style-name="T3">Description:</text:span></text:p>
      <text:p text:style-name="P50"><text:span text:style-name="T4">To login any registered user/admin.</text:span></text:p>
      <text:p text:style-name="P3"/>
      <text:p text:style-name="P1"><text:span text:style-name="T10">URL Path:</text:span></text:p>
      <text:p text:style-name="P50"><text:span text:style-name="T8">/api/auth</text:span></text:p>
      <text:p text:style-name="P4"><text:soft-page-break/></text:p>
      <text:p text:style-name="P1"><text:span text:style-name="T10">Method</text:span><text:span text:style-name="T8">: </text:span><text:span text:style-name="T10">POST</text:span></text:p>
      <text:p text:style-name="P5"/>
      <text:p text:style-name="P1"><text:span text:style-name="T10">URL Params: </text:span><text:span text:style-name="T8">None</text:span></text:p>
      <text:p text:style-name="P4"/>
      <text:p text:style-name="P1"><text:span text:style-name="T10">Body Params:</text:span></text:p>
      <text:list xml:id="list6066608491160068080" text:style-name="WWNum14">
        <text:list-item>
          <text:p text:style-name="P17"><text:span text:style-name="T8">mobile_number:</text:span></text:p>
        </text:list-item>
      </text:list>
      <text:p text:style-name="P43"><text:span text:style-name="T8">Type: String</text:span></text:p>
      <text:p text:style-name="P43"><text:span text:style-name="T8">Required: Mandatory</text:span></text:p>
      <text:p text:style-name="P45"><text:span text:style-name="T8">Description: Mobile number of the user to authenticate. </text:span></text:p>
      <text:list xml:id="list5716332774178420382" text:style-name="WWNum4">
        <text:list-item>
          <text:p text:style-name="P18"><text:span text:style-name="T8">password:</text:span></text:p>
        </text:list-item>
      </text:list>
      <text:p text:style-name="P43"><text:span text:style-name="T8">Type: String</text:span></text:p>
      <text:p text:style-name="P43"><text:span text:style-name="T8">Required: Mandatory</text:span></text:p>
      <text:p text:style-name="P43"><text:span text:style-name="T8">Description:</text:span></text:p>
      <text:p text:style-name="P1"><text:span text:style-name="T10">Response Params:</text:span></text:p>
      <text:list xml:id="list4988413001970989678" text:style-name="WWNum34">
        <text:list-item>
          <text:p text:style-name="P19"><text:span text:style-name="T8">response</text:span></text:p>
        </text:list-item>
      </text:list>
      <text:p text:style-name="P43"><text:span text:style-name="T8">Type: Boolean</text:span></text:p>
      <text:p text:style-name="P43"><text:span text:style-name="T8">Required: Mandatory</text:span></text:p>
      <text:p text:style-name="P45"><text:span text:style-name="T8">Description: True if the request is successful.</text:span></text:p>
      <text:list xml:id="list2073227486040608684" text:style-name="WWNum26">
        <text:list-item>
          <text:p text:style-name="P20"><text:span text:style-name="T8">data:</text:span></text:p>
        </text:list-item>
      </text:list>
      <text:p text:style-name="P43"><text:span text:style-name="T8">Type: Text</text:span></text:p>
      <text:p text:style-name="P43"><text:soft-page-break/><text:span text:style-name="T8">Required: Optional</text:span></text:p>
      <text:p text:style-name="P45"><text:span text:style-name="T8">Description: This field is applicable when the resp_code is false. It gives the reason why the request failed.</text:span></text:p>
      <text:list xml:id="list8529183167265002568" text:style-name="WWNum25">
        <text:list-item>
          <text:p text:style-name="P52"><text:span text:style-name="T8">role:</text:span></text:p>
        </text:list-item>
      </text:list>
      <text:p text:style-name="P1"><text:span text:style-name="T8"><text:tab/> <text:s/><text:tab/><text:tab/>Type: String</text:span></text:p>
      <text:p text:style-name="P1"><text:span text:style-name="T8"><text:tab/> <text:s/><text:tab/><text:tab/>Required: Mandatory</text:span></text:p>
      <text:p text:style-name="P1"><text:span text:style-name="T8"><text:tab/> <text:s/><text:tab/><text:tab/>Description: If role is admin, user can access </text:span></text:p>
      <text:p text:style-name="P54"><text:span text:style-name="T8"><text:s text:c="2"/><text:tab/><text:tab/>Particular entity data. If role is super_admin,</text:span></text:p>
      <text:p text:style-name="P48"><text:span text:style-name="T8">user can access all entity data.</text:span></text:p>
      <text:list xml:id="list6432791133987576789" text:style-name="WWNum6">
        <text:list-item>
          <text:p text:style-name="P53"><text:span text:style-name="T8">token:</text:span></text:p>
        </text:list-item>
      </text:list>
      <text:p text:style-name="P1"><text:span text:style-name="T8"><text:tab/> <text:s/><text:tab/><text:tab/>Type: String</text:span></text:p>
      <text:p text:style-name="P1"><text:span text:style-name="T8"><text:tab/> <text:s/><text:tab/><text:tab/>Required: Mandatory</text:span></text:p>
      <text:p text:style-name="P4"/>
      <text:p text:style-name="P1"><text:span text:style-name="T10">Sample:</text:span></text:p>
      <text:list xml:id="list4895624271960814521" text:style-name="WWNum32">
        <text:list-item>
          <text:p text:style-name="P21"><text:span text:style-name="T8">Request:</text:span></text:p>
        </text:list-item>
      </text:list>
      <text:p text:style-name="P50"><text:span text:style-name="T8">{</text:span></text:p>
      <text:p text:style-name="P43"><text:span text:style-name="T8">“contact_number”: “7337673065”,</text:span></text:p>
      <text:p text:style-name="P43"><text:span text:style-name="T8">“password”: “1234”</text:span></text:p>
      <text:p text:style-name="P50"><text:span text:style-name="T8">}</text:span></text:p>
      <text:list xml:id="list5029430193953657164" text:style-name="WWNum10">
        <text:list-item>
          <text:p text:style-name="P22"><text:span text:style-name="T8">Success Response:</text:span></text:p>
        </text:list-item>
      </text:list>
      <text:p text:style-name="P50"><text:span text:style-name="T8">{</text:span></text:p>
      <text:p text:style-name="P1"><text:span text:style-name="T8"><text:tab/><text:tab/>“resp_code”: true,</text:span></text:p>
      <text:p text:style-name="P1"><text:soft-page-break/><text:span text:style-name="T8"><text:tab/><text:tab/>“data”:[</text:span></text:p>
      <text:p text:style-name="P1"><text:span text:style-name="T8"><text:tab/><text:tab/><text:tab/>{</text:span></text:p>
      <text:p text:style-name="P1"><text:span text:style-name="T8"><text:tab/><text:tab/><text:tab/><text:tab/>“token”:</text:span></text:p>
      <text:p text:style-name="P55"><text:span text:style-name="T8">“eyJhbGciOiJIUzI1NiIsInR5cCI6IkpXVCJ9.eyJhIjp7IjIiOnRoiuwYIGBUYBGUI”</text:span></text:p>
      <text:p text:style-name="P48"><text:span text:style-name="T8">}</text:span></text:p>
      <text:p text:style-name="P45"><text:span text:style-name="T8">]</text:span></text:p>
      <text:p text:style-name="P50"><text:span text:style-name="T8">}</text:span></text:p>
      <text:list xml:id="list9124043218511034209" text:style-name="WWNum8">
        <text:list-item>
          <text:p text:style-name="P23"><text:span text:style-name="T8">Failed Response:</text:span></text:p>
        </text:list-item>
      </text:list>
      <text:p text:style-name="P50"><text:span text:style-name="T8">{</text:span></text:p>
      <text:p text:style-name="P43"><text:span text:style-name="T8">"resp_code": false,</text:span></text:p>
      <text:p text:style-name="P43"><text:span text:style-name="T8">"data": []</text:span></text:p>
      <text:p text:style-name="P50"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315" meta:word-count="852" meta:character-count="6128" meta:non-whitespace-character-count="5284"/>
    <meta:generator>LibreOfficeDev/5.1.0.3$Linux_X86_64 LibreOffice_project/</meta:generator>
  </office:meta>
</office:document-meta>
</file>